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850000005B243D729C5D3C9E0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officeooo:paragraph-rsid="00116602"/>
    </style:style>
    <style:style style:name="P2" style:family="paragraph" style:parent-style-name="Table_20_Contents">
      <style:text-properties style:font-name="Times New Roman" fo:font-size="10pt" officeooo:paragraph-rsid="00116602" style:font-size-asian="10pt" style:font-size-complex="10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6603a5" officeooo:paragraph-rsid="00116602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401240" officeooo:paragraph-rsid="00116602" style:font-size-asian="9pt" style:font-weight-asian="normal" style:font-size-complex="9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9pt" fo:font-weight="normal" officeooo:rsid="00412eb2" officeooo:paragraph-rsid="00116602" style:font-size-asian="9pt" style:font-weight-asian="normal" style:font-size-complex="9pt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3dfd86" officeooo:paragraph-rsid="00116602" style:font-size-asian="9pt" style:font-weight-asian="bold" style:font-size-complex="9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116602" officeooo:paragraph-rsid="00116602" style:font-size-asian="9pt" style:font-weight-asian="bold" style:font-size-complex="9pt" style:font-weight-complex="bold"/>
    </style:style>
    <style:style style:name="P8" style:family="paragraph" style:parent-style-name="Standard">
      <style:text-properties officeooo:paragraph-rsid="00116602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480e3" fo:background-color="transparent" style:font-size-asian="10pt" style:font-size-complex="10pt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748c8" fo:background-color="transparent" style:font-size-asian="10pt" style:font-size-complex="10pt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748c8" officeooo:paragraph-rsid="002748c8" fo:background-color="transparent" style:font-size-asian="10pt" style:font-size-complex="10pt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748c8" officeooo:paragraph-rsid="0031ef2d" fo:background-color="transparent" style:font-size-asian="10pt" style:font-size-complex="10pt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480e3" fo:background-color="#ffff66" style:font-size-asian="10pt" style:font-size-complex="10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rsid="002480e3" officeooo:paragraph-rsid="002480e3" fo:background-color="#ffff00" style:font-size-asian="10pt" style:font-size-complex="10pt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enlo" fo:font-size="10pt" fo:letter-spacing="normal" fo:font-style="normal" fo:font-weight="normal" officeooo:paragraph-rsid="002480e3" fo:background-color="#ffff00" style:font-size-asian="10pt" style:font-size-complex="10pt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0pt" fo:letter-spacing="normal" fo:font-style="normal" fo:font-weight="normal" officeooo:rsid="002480e3" officeooo:paragraph-rsid="002480e3" fo:background-color="#ffff00" style:font-size-asian="10pt" style:font-size-complex="10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0pt" fo:letter-spacing="normal" fo:font-style="normal" fo:font-weight="normal" officeooo:rsid="0034eac7" officeooo:paragraph-rsid="0034eac7" fo:background-color="#ffff00" style:font-size-asian="10pt" style:font-size-complex="10pt"/>
    </style:style>
    <style:style style:name="P1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0pt" fo:letter-spacing="normal" fo:font-style="normal" fo:font-weight="normal" officeooo:rsid="002480e3" officeooo:paragraph-rsid="002480e3" fo:background-color="transparent" style:font-size-asian="10pt" style:font-size-complex="10pt"/>
    </style:style>
    <style:style style:name="P1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00000" style:font-name="monospace" fo:font-size="10pt" fo:letter-spacing="normal" fo:font-style="normal" fo:font-weight="normal" officeooo:rsid="0033c8cb" officeooo:paragraph-rsid="0033c8cb" fo:background-color="transparent" style:font-size-asian="10pt" style:font-size-complex="10pt"/>
    </style:style>
    <style:style style:name="P2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00000" style:font-name="monospace" fo:font-size="10pt" fo:letter-spacing="normal" fo:font-style="normal" fo:font-weight="normal" officeooo:rsid="002480e3" officeooo:paragraph-rsid="002480e3" fo:background-color="transparent" style:font-size-asian="10pt" style:font-size-complex="10pt"/>
    </style:style>
    <style:style style:name="P2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00000" style:font-name="Menlo" fo:font-size="10pt" fo:letter-spacing="normal" fo:font-style="normal" fo:font-weight="normal" officeooo:rsid="002480e3" officeooo:paragraph-rsid="002748c8" fo:background-color="transparent" style:font-size-asian="10pt" style:font-size-complex="10pt"/>
    </style:style>
    <style:style style:name="P2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00000" style:font-name="Menlo" fo:font-size="10pt" fo:letter-spacing="normal" fo:font-style="normal" fo:font-weight="normal" officeooo:rsid="002480e3" officeooo:paragraph-rsid="002480e3" fo:background-color="transparent" style:font-size-asian="10pt" style:font-size-complex="10pt"/>
    </style:style>
    <style:style style:name="P2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800000" style:font-name="Menlo" fo:font-size="10pt" fo:letter-spacing="normal" fo:font-style="normal" fo:font-weight="normal" officeooo:rsid="0034eac7" officeooo:paragraph-rsid="0034eac7" fo:background-color="transparent" style:font-size-asian="10pt" style:font-size-complex="10pt"/>
    </style:style>
    <style:style style:name="T1" style:family="text">
      <style:text-properties officeooo:rsid="00116602"/>
    </style:style>
    <style:style style:name="T2" style:family="text">
      <style:text-properties fo:font-size="10pt" officeooo:rsid="002b5849" style:font-size-asian="10pt" style:font-size-complex="10pt"/>
    </style:style>
    <style:style style:name="T3" style:family="text">
      <style:text-properties officeooo:rsid="005e5135"/>
    </style:style>
    <style:style style:name="T4" style:family="text">
      <style:text-properties officeooo:rsid="002480e3"/>
    </style:style>
    <style:style style:name="T5" style:family="text">
      <style:text-properties style:text-underline-style="solid" style:text-underline-type="double" style:text-underline-width="auto" style:text-underline-color="font-color"/>
    </style:style>
    <style:style style:name="T6" style:family="text">
      <style:text-properties style:text-underline-style="solid" style:text-underline-type="double" style:text-underline-width="auto" style:text-underline-color="font-color" officeooo:rsid="001c32f4"/>
    </style:style>
    <style:style style:name="T7" style:family="text">
      <style:text-properties style:text-underline-style="solid" style:text-underline-type="double" style:text-underline-width="auto" style:text-underline-color="font-color" officeooo:rsid="002480e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c9712" style:font-weight-asian="bold" style:font-weight-complex="bold"/>
    </style:style>
    <style:style style:name="T10" style:family="text">
      <style:text-properties fo:font-weight="bold" officeooo:rsid="002eec12" style:font-weight-asian="bold" style:font-weight-complex="bold"/>
    </style:style>
    <style:style style:name="T11" style:family="text">
      <style:text-properties style:font-name="monospace"/>
    </style:style>
    <style:style style:name="T12" style:family="text">
      <style:text-properties style:font-name="monospace" officeooo:rsid="002480e3"/>
    </style:style>
    <style:style style:name="T13" style:family="text">
      <style:text-properties officeooo:rsid="0025e679"/>
    </style:style>
    <style:style style:name="T14" style:family="text">
      <style:text-properties officeooo:rsid="002748c8"/>
    </style:style>
    <style:style style:name="T15" style:family="text">
      <style:text-properties officeooo:rsid="002ad7f9"/>
    </style:style>
    <style:style style:name="T16" style:family="text">
      <style:text-properties officeooo:rsid="002c9712"/>
    </style:style>
    <style:style style:name="T17" style:family="text">
      <style:text-properties officeooo:rsid="0031ef2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1. <text:span text:style-name="T15">(60p) </text:span>Write a Python program to check if a given "positive integer" is a power of two.<text:span text:style-name="T8"> </text:span><text:span text:style-name="T10">You are not allowed to use any built-in functions!</text:span></text:p>
      <text:p text:style-name="P13"/>
      <text:p text:style-name="P14">Sayi: 50 </text:p>
      <text:p text:style-name="P15"><text:span text:style-name="T4">Output : </text:span><text:span text:style-name="T11">Is input 50 is a power of two?: False</text:span></text:p>
      <text:p text:style-name="P14"/>
      <text:p text:style-name="P14"/>
      <text:p text:style-name="P14"/>
      <text:p text:style-name="P14">Sayi: <text:span text:style-name="T13">128</text:span></text:p>
      <text:p text:style-name="P15"><text:span text:style-name="T4">Output : </text:span><text:span text:style-name="T12">Is input 128 is a power of two?: True</text:span></text:p>
      <text:p text:style-name="P16"/>
      <text:p text:style-name="P16"/>
      <text:p text:style-name="P17">Solution:</text:p>
      <text:p text:style-name="P19">sayi= 128 # try with different numbers</text:p>
      <text:p text:style-name="P19">ispoweroftwo= False</text:p>
      <text:p text:style-name="P19"/>
      <text:p text:style-name="P19">if sayi%2 !=0: # if not even</text:p>
      <text:p text:style-name="P19"><text:s text:c="4"/>ispoweroftwo= False</text:p>
      <text:p text:style-name="P19">else:</text:p>
      <text:p text:style-name="P19"><text:s text:c="4"/>s= 1</text:p>
      <text:p text:style-name="P19"><text:s text:c="4"/>while s&lt;=sayi:</text:p>
      <text:p text:style-name="P19"><text:s text:c="8"/>if s== sayi:</text:p>
      <text:p text:style-name="P19"><text:s text:c="12"/>ispoweroftwo= True</text:p>
      <text:p text:style-name="P19"><text:s text:c="8"/>s= s * 2</text:p>
      <text:p text:style-name="P19">print("Is input "+ str(sayi)+ " is a power of two?: " +str(ispoweroftwo))</text:p>
      <text:p text:style-name="P20"/>
      <text:p text:style-name="P18"/>
      <text:p text:style-name="P14"/>
      <text:p text:style-name="P10"><text:span text:style-name="T14">2</text:span>. <text:span text:style-name="T16">(40p) Write a Python program to reverse the digits of a positive integer. </text:span><text:span text:style-name="T9">You are only allowed to use type constructors. No other built-in function is allowed.</text:span></text:p>
      <text:p text:style-name="P11"/>
      <text:p text:style-name="P11">Input : 234</text:p>
      <text:p text:style-name="P11">Output: 432</text:p>
      <text:p text:style-name="P11"/>
      <text:p text:style-name="P12">Input : <text:span text:style-name="T17">1453</text:span></text:p>
      <text:p text:style-name="P11">Output : <text:span text:style-name="T17">3541</text:span> <text:s text:c="2"/></text:p>
      <text:p text:style-name="P21"/>
      <text:p text:style-name="P23">i= 1453 # try with different numbers</text:p>
      <text:p text:style-name="P23">i_str= str (i)</text:p>
      <text:p text:style-name="P23">i_str= i_str[::-1]</text:p>
      <text:p text:style-name="P23">i= int(i_str)</text:p>
      <text:p text:style-name="P23">print(i)</text:p>
      <text:p text:style-name="P22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monospace" svg:font-family="monospace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17in" table:align="left"/>
    </style:style>
    <style:style style:name="Table1.A" style:family="table-column">
      <style:table-column-properties style:column-width="0.8118in"/>
    </style:style>
    <style:style style:name="Table1.B" style:family="table-column">
      <style:table-column-properties style:column-width="3.75in"/>
    </style:style>
    <style:style style:name="Table1.C" style:family="table-column">
      <style:table-column-properties style:column-width="2.1299in"/>
    </style:style>
    <style:style style:name="Table1.1" style:family="table-row">
      <style:table-row-properties style:min-row-height="0.688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MP1" style:family="paragraph" style:parent-style-name="Header">
      <style:text-properties officeooo:paragraph-rsid="00116602"/>
    </style:style>
    <style:style style:name="MP2" style:family="paragraph" style:parent-style-name="Table_20_Contents">
      <style:text-properties style:font-name="Times New Roman" fo:font-size="10pt" officeooo:paragraph-rsid="00116602" style:font-size-asian="10pt" style:font-size-complex="10pt"/>
    </style:style>
    <style:style style:name="MP3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6603a5" officeooo:paragraph-rsid="00116602" style:font-size-asian="9pt" style:font-weight-asian="normal" style:font-size-complex="9pt" style:font-weight-complex="normal"/>
    </style:style>
    <style:style style:name="MP4" style:family="paragraph" style:parent-style-name="Standard">
      <style:paragraph-properties fo:line-height="150%" fo:text-align="center" style:justify-single-word="false"/>
      <style:text-properties style:font-name="Times New Roman" fo:font-size="9pt" fo:font-weight="normal" officeooo:rsid="00401240" officeooo:paragraph-rsid="00116602" style:font-size-asian="9pt" style:font-weight-asian="normal" style:font-size-complex="9pt" style:font-weight-complex="normal"/>
    </style:style>
    <style:style style:name="MP5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3dfd86" officeooo:paragraph-rsid="00116602" style:font-size-asian="9pt" style:font-weight-asian="bold" style:font-size-complex="9pt" style:font-weight-complex="bold"/>
    </style:style>
    <style:style style:name="MP6" style:family="paragraph" style:parent-style-name="Standard">
      <style:paragraph-properties fo:line-height="150%" fo:text-align="center" style:justify-single-word="false"/>
      <style:text-properties style:font-name="Times New Roman" fo:font-size="9pt" fo:font-weight="bold" officeooo:rsid="00116602" officeooo:paragraph-rsid="00116602" style:font-size-asian="9pt" style:font-weight-asian="bold" style:font-size-complex="9pt" style:font-weight-complex="bold"/>
    </style:style>
    <style:style style:name="MP7" style:family="paragraph" style:parent-style-name="Standard">
      <style:paragraph-properties fo:text-align="start" style:justify-single-word="false"/>
      <style:text-properties style:font-name="Times New Roman" fo:font-size="9pt" fo:font-weight="normal" officeooo:rsid="00412eb2" officeooo:paragraph-rsid="00116602" style:font-size-asian="9pt" style:font-weight-asian="normal" style:font-size-complex="9pt" style:font-weight-complex="normal"/>
    </style:style>
    <style:style style:name="MP8" style:family="paragraph" style:parent-style-name="Standard">
      <style:text-properties officeooo:paragraph-rsid="00116602"/>
    </style:style>
    <style:style style:name="MT1" style:family="text">
      <style:text-properties officeooo:rsid="00116602"/>
    </style:style>
    <style:style style:name="MT2" style:family="text">
      <style:text-properties fo:font-size="10pt" officeooo:rsid="002b5849" style:font-size-asian="10pt" style:font-size-complex="10pt"/>
    </style:style>
    <style:style style:name="MT3" style:family="text">
      <style:text-properties officeooo:rsid="005e5135"/>
    </style:style>
    <style:style style:name="MT4" style:family="text">
      <style:text-properties officeooo:rsid="002480e3"/>
    </style:style>
    <style:style style:name="MT5" style:family="text">
      <style:text-properties style:text-underline-style="solid" style:text-underline-type="double" style:text-underline-width="auto" style:text-underline-color="font-color" officeooo:rsid="001c32f4"/>
    </style:style>
    <style:style style:name="MT6" style:family="text">
      <style:text-properties style:text-underline-style="solid" style:text-underline-type="double" style:text-underline-width="auto" style:text-underline-color="font-color" officeooo:rsid="002480e3"/>
    </style:style>
    <style:style style:name="MT7" style:family="text">
      <style:text-properties style:text-underline-style="solid" style:text-underline-type="double" style:text-underline-width="auto" style:text-underline-color="font-colo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2"><draw:frame draw:style-name="Mfr1" draw:name="Image3" text:anchor-type="char" svg:x="-0.0217in" svg:y="-0.002in" svg:width="0.778in" svg:height="0.5291in" draw:z-index="0"><draw:image xlink:href="Pictures/10000201000000850000005B243D729C5D3C9E0E.png" xlink:type="simple" xlink:show="embed" xlink:actuate="onLoad"/></draw:frame></text:p>
            </table:table-cell>
            <table:table-cell table:style-name="Table1.A1" office:value-type="string">
              <text:p text:style-name="MP3">Mühendislik <text:span text:style-name="MT1">Fakültesi</text:span></text:p>
              <text:p text:style-name="MP4">Bilgisayar Mühendisliği <text:span text:style-name="MT1">Bölümü</text:span></text:p>
              <text:p text:style-name="MP5"><text:span text:style-name="MT2">BLM250E </text:span><text:span text:style-name="MT3">Python Programming Language </text:span></text:p>
              <text:p text:style-name="MP6">QUIZ<text:span text:style-name="MT4">3</text:span> (<text:span text:style-name="MT5">0</text:span><text:span text:style-name="MT6">8</text:span><text:span text:style-name="MT7">.0</text:span><text:span text:style-name="MT5">3</text:span><text:span text:style-name="MT7">.2018</text:span>)</text:p>
            </table:table-cell>
            <table:table-cell table:style-name="Table1.C1" office:value-type="string">
              <text:p text:style-name="MP7">Adı Soyadı:</text:p>
              <text:p text:style-name="MP7"/>
              <text:p text:style-name="MP7"/>
              <text:p text:style-name="MP7">Notu:</text:p>
            </table:table-cell>
          </table:table-row>
        </table:table>
        <text:p text:style-name="MP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1:54:15.223574103</meta:creation-date>
    <dc:date>2018-03-08T14:56:44.059875309</dc:date>
    <meta:editing-duration>PT2H23M28S</meta:editing-duration>
    <meta:editing-cycles>30</meta:editing-cycles>
    <meta:generator>LibreOffice/5.1.6.2$Linux_X86_64 LibreOffice_project/10m0$Build-2</meta:generator>
    <meta:print-date>2018-02-22T12:24:57.557073647</meta:print-date>
    <meta:document-statistic meta:table-count="1" meta:image-count="1" meta:object-count="0" meta:page-count="1" meta:paragraph-count="33" meta:word-count="166" meta:character-count="959" meta:non-whitespace-character-count="781"/>
  </office:meta>
</office:document-meta>
</file>